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2.75in"/>
    </style:style>
    <style:style style:name="co5" style:family="table-column">
      <style:table-column-properties fo:break-before="auto" style:column-width="1.13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2" office:value-type="string">
            <text:p>S.NO.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REMARK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home page desig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gallery page desig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slide show in background</text:p>
          </table:table-cell>
          <table:table-cell office:value-type="string">
            <text:p>rejected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email sending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about us .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ontact us modificati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event interface for user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user unterface for admi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login and logout 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loading bar addition 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select 2 implementation.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comman util js service function 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1/16/2015</text:date>, <text:time>18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creator>kuldeep joshi</dc:creator>
    <meta:creation-date>2009-04-16T11:32:48Z</meta:creation-date>
    <dc:date>2015-11-16T18:43:04.20</dc:date>
    <meta:editing-cycles>4</meta:editing-cycles>
    <meta:editing-duration>PT1H2M45S</meta:editing-duration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